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style:font-name="Arial" fo:font-size="10pt" fo:font-style="italic" style:font-size-asian="10pt" style:font-style-asian="italic" style:font-name-complex="Arial" style:font-size-complex="10pt" style:font-style-complex="italic" fo:hyphenate="true" loext:hyphenation-no-caps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name-complex="Arial" style:font-size-complex="22pt" style:font-weight-complex="bold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7" style:family="paragraph" style:parent-style-name="Standard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2pt" fo:font-weight="bold" style:font-size-asian="22pt" style:font-weight-asian="bold" style:font-name-complex="Arial" style:font-size-complex="22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01911d" style:font-size-asian="11pt" style:font-name-complex="Arial" style:font-size-complex="11pt"/>
    </style:style>
    <style:style style:name="T3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4" style:family="text">
      <style:text-properties officeooo:rsid="0001911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AE 1.03 – INSTALLATION D’UN</text:p>
      <text:p text:style-name="P2">POSTE DE DÉVELOPPEMENT</text:p>
      <text:p text:style-name="P3"/>
      <text:p text:style-name="P3">Guide d’installation</text:p>
      <text:p text:style-name="P4"/>
      <text:p text:style-name="P4">Prérequis :</text:p>
      <text:list xml:id="list3431942059" text:style-name="L1">
        <text:list-item>
          <text:p text:style-name="P14"><text:span text:style-name="Police_20_par_20_défaut"><text:span text:style-name="T1">Docker </text:span></text:span></text:p>
        </text:list-item>
      </text:list>
      <text:p text:style-name="P8"/>
      <text:p text:style-name="P9">1 – Déploiement des fichiers</text:p>
      <text:p text:style-name="P8"/>
      <text:p text:style-name="Standard"><text:span text:style-name="T1">Récupérez les fichiers du programme et placez-les dans un dossier de votre ordinateur </text:span><text:span text:style-name="T2">auquel vous avez accès</text:span><text:span text:style-name="T1">. <text:line-break/>Créez ensuite 3 dossiers vides à cet endroit :</text:span></text:p>
      <text:list xml:id="list1273629253" text:style-name="L2">
        <text:list-item>
          <text:p text:style-name="P15"><text:span text:style-name="Police_20_par_20_défaut"><text:span text:style-name="T1">Source</text:span></text:span></text:p>
        </text:list-item>
        <text:list-item>
          <text:p text:style-name="P15"><text:span text:style-name="Police_20_par_20_défaut"><text:span text:style-name="T1">Destination</text:span></text:span></text:p>
        </text:list-item>
        <text:list-item>
          <text:p text:style-name="P15"><text:span text:style-name="Police_20_par_20_défaut"><text:span text:style-name="T1">Facturation</text:span></text:span></text:p>
        </text:list-item>
      </text:list>
      <text:p text:style-name="P4"/>
      <text:p text:style-name="P9">2 – Construction de l’image Docker</text:p>
      <text:p text:style-name="P10"/>
      <text:p text:style-name="P4">Ouvrez un terminal et rendez-vous dans le dossier où vous avez déposé les fichiers. Lancez ensuite la commande :</text:p>
      <text:p text:style-name="Standard"><text:span text:style-name="Police_20_par_20_défaut"><text:span text:style-name="T1"><text:tab/></text:span></text:span></text:p>
      <text:p text:style-name="P5"><text:tab/>Docker build -t htmltopdf -f Dockerfile .</text:p>
      <text:p text:style-name="P5"/>
      <text:p text:style-name="P4">Patientez le temps que l’image se construise, cela peut prendre un certain temps en fonction de votre connexion internet.</text:p>
      <text:p text:style-name="P8"/>
      <text:p text:style-name="P9">3 – Lancement du container Docker</text:p>
      <text:p text:style-name="P8"><text:tab/></text:p>
      <text:p text:style-name="P4">Une fois que l’image est build, personnalisez la commande suivante en changeant dans les différents ‘‘- -mount’’ le paramètre ‘‘src=’’ avec le chemin absolu menant respectivement vers le<text:span text:style-name="T4">s</text:span> dossier<text:span text:style-name="T4">s</text:span> source, destination et facturation. <text:line-break/>En cas de doute, référez-vous au dossier configuré dans ‘‘dst=’’ qui vous indiquera quel chemin configurer dans le champ ‘‘src’’.</text:p>
      <text:p text:style-name="P4"/>
      <text:p text:style-name="P11">docker run --name htmlToPDF --rm -d \</text:p>
      <text:p text:style-name="P11">--mount type=bind,src=CHEMIN_VERS_SOURCE,dst=/source \</text:p>
      <text:p text:style-name="P11">--mount type=bind,src=CHEMIN_VERS_DESTINATION,dst=/destination \</text:p>
      <text:p text:style-name="P11">--mount type=bind,src=CHEMIN_VERS_FACTURATION,dst=/facturation \</text:p>
      <text:p text:style-name="P11">htmltopdf</text:p>
      <text:p text:style-name="P1"/>
      <text:p text:style-name="P3">Guide d’utilisation</text:p>
      <text:p text:style-name="P3"/>
      <text:p text:style-name="P4">Une fois que le docker est lancé, il vous suffit de déposer le fichier en .md dans le dossier source que vous venez de créer.</text:p>
      <text:p text:style-name="P4">Comptez environ 5 secondes le temps que le traitement se fasse, puis récupérez-le dans le dossier destination.</text:p>
      <text:p text:style-name="P4"/>
      <text:p text:style-name="P4">Vous trouverez dans le dossier facturation une facture vous indiquant en temps réel le montant à régler. </text:p>
      <text:p text:style-name="P4"/>
      <text:p text:style-name="P6"/>
      <text:p text:style-name="Standard"><text:span text:style-name="Police_20_par_20_défaut"><text:span text:style-name="T3">Mode avancé :</text:span></text:span></text:p>
      <text:p text:style-name="P7"/>
      <text:p text:style-name="P4">Si vous souhaitez entrer dans les rouages du fonctionnement pour détecter une potentielle défaillance, lors du lancement du conteneur, remplacez ‘‘-d’’ par ‘‘-ti’’.<text:line-break/>Vous serez ainsi dans la console avec une information en temps réel des actions effectuées. </text:p>
      <text:p text:style-name="P4"/>
      <text:p text:style-name="P4">Dans cette situation, pour quitter le mode avancé, il vous suffit de couper le programme avec le raccourcis Ctrl + C. Le conteneur sera immédiatement arrêté et supprimé. Les données resteront cependant présentes. 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1pt" fo:font-weight="normal" style:font-name-asian="Noto Serif CJK SC" style:font-family-asian="'Noto Serif CJK SC'" style:font-family-generic-asian="system" style:font-pitch-asian="variable" style:font-size-asian="11pt" style:font-weight-asian="normal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1pt" fo:font-weight="normal" style:font-name-asian="Noto Serif CJK SC" style:font-family-asian="'Noto Serif CJK SC'" style:font-family-generic-asian="system" style:font-pitch-asian="variable" style:font-size-asian="11pt" style:font-weight-asian="normal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1-20T11:29:00Z</meta:creation-date>
    <dc:date>2022-01-24T21:29:22.429518207</dc:date>
    <meta:editing-cycles>84</meta:editing-cycles>
    <meta:editing-duration>PT5H13M</meta:editing-duration>
    <meta:document-statistic meta:table-count="0" meta:image-count="0" meta:object-count="0" meta:page-count="2" meta:paragraph-count="30" meta:word-count="314" meta:character-count="2082" meta:non-whitespace-character-count="1792"/>
    <meta:template xlink:type="simple" xlink:actuate="onRequest" xlink:title="" xlink:href="Normal.dotm"/>
  </office:meta>
</office:document-meta>
</file>